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lnetIn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lnet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lnetInputStream.read( byte buffer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InputStream.ru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TelnetInputStream.__read( boolean mayBlock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5">
            <text:p text:style-name="Table_20_Contents">135</text:p>
          </table:table-cell>
        </table:table-row>
        <table:table-row>
          <table:table-cell office:value-type="string">
            <text:p text:style-name="Table_20_Contents">TelnetInputStream.read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TelnetInputStream.TelnetInputStream( InputStream input , TelnetClient client , boolean readerThre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lnetInputStream.read( byte buffer [ ] , int offset , int leng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lnetInputStream.__processChar( int c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elnetInputStream.TelnetInputStream( InputStream input , TelnetClient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InputStream._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